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984in"/>
    </style:style>
    <style:style style:name="co2" style:family="table-column">
      <style:table-column-properties fo:break-before="auto" style:column-width="0.3547in"/>
    </style:style>
    <style:style style:name="co3" style:family="table-column">
      <style:table-column-properties fo:break-before="auto" style:column-width="0.3118in"/>
    </style:style>
    <style:style style:name="co4" style:family="table-column">
      <style:table-column-properties fo:break-before="auto" style:column-width="0.6453in"/>
    </style:style>
    <style:style style:name="co5" style:family="table-column">
      <style:table-column-properties fo:break-before="auto" style:column-width="5.4134in"/>
    </style:style>
    <style:style style:name="co6" style:family="table-column">
      <style:table-column-properties fo:break-before="auto" style:column-width="0.440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 style:font-name-asian="Liberation Sans1" style:font-name-complex="Liberation Sans1"/>
    </style:style>
    <style:style style:name="ce2" style:family="table-cell" style:parent-style-name="Default">
      <style:text-properties fo:color="#000000" style:font-name="Liberation Sans" fo:font-size="10pt" fo:language="zxx" fo:country="none" style:font-name-asian="DejaVu Sans1" style:font-size-asian="10pt" style:language-asian="zxx" style:country-asian="none" style:font-name-complex="DejaVu Sans1" style:font-size-complex="10pt" style:language-complex="zxx" style:country-complex="none"/>
    </style:style>
    <style:style style:name="ce3" style:family="table-cell" style:parent-style-name="Default">
      <style:text-properties style:font-name="Liberation Sans1"/>
    </style:style>
    <style:style style:name="ce4" style:family="table-cell" style:parent-style-name="Default">
      <style:text-properties style:font-name="Liberation Sans1" style:font-name-asian="WenQuanYi Micro Hei" style:font-name-complex="Lohit Hindi"/>
    </style:style>
    <style:style style:name="ce5" style:family="table-cell" style:parent-style-name="Default">
      <style:text-properties style:font-name="Liberation Sans" style:font-name-asian="WenQuanYi Micro Hei" style:font-name-complex="Lohit Hindi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style:font-name-asian="WenQuanYi Micro Hei" style:font-name-complex="Lohit Hindi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1" style:font-name-asian="Liberation Sans1" style:font-name-complex="Liberation Sans1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Advantage</text:p>
          </table:table-cell>
          <table:table-cell office:value-type="string">
            <text:p>Type</text:p>
          </table:table-cell>
          <table:table-cell office:value-type="string">
            <text:p>Suit</text:p>
          </table:table-cell>
          <table:table-cell office:value-type="string">
            <text:p>Use</text:p>
          </table:table-cell>
          <table:table-cell office:value-type="string">
            <text:p>Effect</text:p>
          </table:table-cell>
          <table:table-cell office:value-type="string">
            <text:p>Ranks</text:p>
          </table:table-cell>
        </table:table-row>
        <table:table-row table:style-name="ro1">
          <table:table-cell office:value-type="string">
            <text:p>All-Out Defense</text:p>
          </table:table-cell>
          <table:table-cell office:value-type="string">
            <text:p>Def</text:p>
          </table:table-cell>
          <table:table-cell office:value-type="string">
            <text:p>♣</text:p>
          </table:table-cell>
          <table:table-cell office:value-type="string">
            <text:p>Active</text:p>
          </table:table-cell>
          <table:table-cell office:value-type="string">
            <text:p>Body * (2 + rank) for physical defense draws until next tur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lertness</text:p>
          </table:table-cell>
          <table:table-cell office:value-type="string">
            <text:p>Def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Lowers Unaware &amp; KD defense penalties by Rank cards.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mbidextrous<text:span text:style-name="T1">†</text:span></text:p>
          </table:table-cell>
          <table:table-cell office:value-type="string">
            <text:p>Off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Reduce fighting with two weapons penalty by Rank.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quatic<text:span text:style-name="T1">†</text:span></text:p>
          </table:table-cell>
          <table:table-cell office:value-type="string">
            <text:p>Uti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+1 Card to opposed draws while underwater. Can't drown. See: pg. 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rtifact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Gain an Artifact, crafted with XP equal to rank. See: Crafting, pg. Xx</text:p>
          </table:table-cell>
          <table:table-cell table:style-name="ce6" office:value-type="string">
            <text:p>∞</text:p>
          </table:table-cell>
        </table:table-row>
        <table:table-row table:style-name="ro1">
          <table:table-cell office:value-type="string">
            <text:p>Ass Pull</text:p>
          </table:table-cell>
          <table:table-cell office:value-type="string">
            <text:p>Off</text:p>
          </table:table-cell>
          <table:table-cell office:value-type="string">
            <text:p>♦</text:p>
          </table:table-cell>
          <table:table-cell office:value-type="string">
            <text:p>Active</text:p>
          </table:table-cell>
          <table:table-cell office:value-type="string">
            <text:p>Draw (2 * rank) cards. Discard (2 * rank) card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ttractive<text:span text:style-name="T1">†</text:span></text:p>
          </table:table-cell>
          <table:table-cell office:value-type="string">
            <text:p>Uti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+1 Top card to Charm &amp; Seduction attemp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rserk</text:p>
          </table:table-cell>
          <table:table-cell office:value-type="string">
            <text:p>Off</text:p>
          </table:table-cell>
          <table:table-cell office:value-type="string">
            <text:p>♥</text:p>
          </table:table-cell>
          <table:table-cell office:value-type="string">
            <text:p>Active</text:p>
          </table:table-cell>
          <table:table-cell office:value-type="string">
            <text:p>Add Body Successes to successful Melee attacks. Restricted actions: See pg. 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iting Tongue</text:p>
          </table:table-cell>
          <table:table-cell office:value-type="string">
            <text:p>Off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Adds Rank successes to successful social attack draws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loodlust</text:p>
          </table:table-cell>
          <table:table-cell office:value-type="string">
            <text:p>Off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Draw Rank cards upon dealing damage to anoth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usiness†‡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Generates income, see pg. Xx</text:p>
          </table:table-cell>
          <table:table-cell table:style-name="ce7" office:value-type="string">
            <text:p>∞</text:p>
          </table:table-cell>
        </table:table-row>
        <table:table-row table:style-name="ro1">
          <table:table-cell office:value-type="string">
            <text:p>Capital<text:span text:style-name="T1">†‡</text:span>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Represents Accumulated Wealth, see pg. Xx</text:p>
          </table:table-cell>
          <table:table-cell table:style-name="ce8" office:value-type="string">
            <text:p>∞</text:p>
          </table:table-cell>
        </table:table-row>
        <table:table-row table:style-name="ro1">
          <table:table-cell office:value-type="string">
            <text:p>Careful</text:p>
          </table:table-cell>
          <table:table-cell office:value-type="string">
            <text:p>Uti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Draw Rank cards upon successful defense draw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mpanion</text:p>
          </table:table-cell>
          <table:table-cell office:value-type="string">
            <text:p>Fol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Gain 5 XP Follower. PR = Rank. See pg. Xx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onviction</text:p>
          </table:table-cell>
          <table:table-cell office:value-type="string">
            <text:p>Uti</text:p>
          </table:table-cell>
          <table:table-cell office:value-type="string">
            <text:p>♥</text:p>
          </table:table-cell>
          <table:table-cell office:value-type="string">
            <text:p>Passive</text:p>
          </table:table-cell>
          <table:table-cell office:value-type="string">
            <text:p>In Desperation, gain +Rank Armor ranks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unter &lt; Weapon &gt;</text:p>
          </table:table-cell>
          <table:table-cell office:value-type="string">
            <text:p>Def</text:p>
          </table:table-cell>
          <table:table-cell office:value-type="string">
            <text:p>♠</text:p>
          </table:table-cell>
          <table:table-cell office:value-type="string">
            <text:p>Active</text:p>
          </table:table-cell>
          <table:table-cell office:value-type="string">
            <text:p>Sacrifice &lt; Mind cards on a defense draw. If successful, use sacrificed cards to make</text:p>
          </table:table-cell>
          <table:table-cell table:style-name="ce8" office:value-type="string">
            <text:p>*</text:p>
          </table:table-cell>
        </table:table-row>
        <table:table-row table:style-name="ro1">
          <table:table-cell table:number-columns-repeated="4"/>
          <table:table-cell office:value-type="string">
            <text:p>an attack with the chosen melee weapon.</text:p>
          </table:table-cell>
          <table:table-cell table:style-name="ce8"/>
        </table:table-row>
        <table:table-row table:style-name="ro1">
          <table:table-cell office:value-type="string">
            <text:p>Cunning Linguist</text:p>
          </table:table-cell>
          <table:table-cell office:value-type="string">
            <text:p>Off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+Rank cards to social attack draws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ynic</text:p>
          </table:table-cell>
          <table:table-cell office:value-type="string">
            <text:p>Def</text:p>
          </table:table-cell>
          <table:table-cell office:value-type="string">
            <text:p>♠</text:p>
          </table:table-cell>
          <table:table-cell office:value-type="string">
            <text:p>Active</text:p>
          </table:table-cell>
          <table:table-cell office:value-type="string">
            <text:p>Negates Rank Wounds from a single attack that damages Mind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efensive Stance</text:p>
          </table:table-cell>
          <table:table-cell office:value-type="string">
            <text:p>Def</text:p>
          </table:table-cell>
          <table:table-cell office:value-type="string">
            <text:p>♣</text:p>
          </table:table-cell>
          <table:table-cell office:value-type="string">
            <text:p>Active</text:p>
          </table:table-cell>
          <table:table-cell office:value-type="string">
            <text:p>Reduce attack draws by <text:span text:style-name="T1">≤ </text:span>Body. Add to all defense draws until deactivated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vil's Own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May take additional Wounds to Luck equal to rank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scipline</text:p>
          </table:table-cell>
          <table:table-cell office:value-type="string">
            <text:p>Uti</text:p>
          </table:table-cell>
          <table:table-cell office:value-type="string">
            <text:p>♣</text:p>
          </table:table-cell>
          <table:table-cell office:value-type="string">
            <text:p>Active</text:p>
          </table:table-cell>
          <table:table-cell office:value-type="string">
            <text:p>May use Body to determine drawn cards this turn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odge</text:p>
          </table:table-cell>
          <table:table-cell office:value-type="string">
            <text:p>Def</text:p>
          </table:table-cell>
          <table:table-cell office:value-type="string">
            <text:p>♣</text:p>
          </table:table-cell>
          <table:table-cell office:value-type="string">
            <text:p>Active</text:p>
          </table:table-cell>
          <table:table-cell office:value-type="string">
            <text:p>Use Body * (1 + rank) for 1 physical defense draw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agle Eyes</text:p>
          </table:table-cell>
          <table:table-cell office:value-type="string">
            <text:p>Uti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Reduce medium &amp; long range penalties by (5 * Rank)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aith</text:p>
          </table:table-cell>
          <table:table-cell office:value-type="string">
            <text:p>Def</text:p>
          </table:table-cell>
          <table:table-cell office:value-type="string">
            <text:p>♥</text:p>
          </table:table-cell>
          <table:table-cell office:value-type="string">
            <text:p>Passive</text:p>
          </table:table-cell>
          <table:table-cell office:value-type="string">
            <text:p>Draw Rank cards upon taking a Wound to Spirit from another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ated Strike</text:p>
          </table:table-cell>
          <table:table-cell office:value-type="string">
            <text:p>Off</text:p>
          </table:table-cell>
          <table:table-cell office:value-type="string">
            <text:p>♦</text:p>
          </table:table-cell>
          <table:table-cell office:value-type="string">
            <text:p>Active</text:p>
          </table:table-cell>
          <table:table-cell office:value-type="string">
            <text:p>Use Luck x Rank for a physical attack draw. Wounds are dealt to Luck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erocity</text:p>
          </table:table-cell>
          <table:table-cell office:value-type="string">
            <text:p>Off</text:p>
          </table:table-cell>
          <table:table-cell office:value-type="string">
            <text:p>♣</text:p>
          </table:table-cell>
          <table:table-cell office:value-type="string">
            <text:p>Active</text:p>
          </table:table-cell>
          <table:table-cell table:style-name="ce5" office:value-type="string">
            <text:p>Use Body * (1 + rank) for 1 melee attack draw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ervor</text:p>
          </table:table-cell>
          <table:table-cell office:value-type="string">
            <text:p>Uti</text:p>
          </table:table-cell>
          <table:table-cell office:value-type="string">
            <text:p>♥</text:p>
          </table:table-cell>
          <table:table-cell office:value-type="string">
            <text:p>Passive</text:p>
          </table:table-cell>
          <table:table-cell office:value-type="string">
            <text:p>In Desperation, use Spirit to determine drawn cards each turn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rtunate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This character begins every act with Rank additional Wildcards.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riends</text:p>
          </table:table-cell>
          <table:table-cell office:value-type="string">
            <text:p>Fol</text:p>
          </table:table-cell>
          <table:table-cell office:value-type="string">
            <text:p>♦</text:p>
          </table:table-cell>
          <table:table-cell office:value-type="string">
            <text:p>Active</text:p>
          </table:table-cell>
          <table:table-cell office:value-type="string">
            <text:p>Reinforce Indirect Action is free. NPCs gain Loyal. Can summon Rank Extra Groups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ood Reputation<text:span text:style-name="T1">†</text:span>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Add (2 * Rank) to social draws in one country.</text:p>
          </table:table-cell>
          <table:table-cell table:style-name="ce7" office:value-type="string">
            <text:p>∞</text:p>
          </table:table-cell>
        </table:table-row>
        <table:table-row table:style-name="ro1">
          <table:table-cell office:value-type="string">
            <text:p>Gun Fever</text:p>
          </table:table-cell>
          <table:table-cell office:value-type="string">
            <text:p>Off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May make Rank successive attacks after a successful ranged attack draw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ired Hands</text:p>
          </table:table-cell>
          <table:table-cell office:value-type="string">
            <text:p>Fol</text:p>
          </table:table-cell>
          <table:table-cell office:value-type="string">
            <text:p>♠</text:p>
          </table:table-cell>
          <table:table-cell office:value-type="string">
            <text:p>Active</text:p>
          </table:table-cell>
          <table:table-cell office:value-type="string">
            <text:p>May summon Extra groups = ranks in Capital. See: pg. 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spiring</text:p>
          </table:table-cell>
          <table:table-cell office:value-type="string">
            <text:p>Fol</text:p>
          </table:table-cell>
          <table:table-cell office:value-type="string">
            <text:p>♥</text:p>
          </table:table-cell>
          <table:table-cell office:value-type="string">
            <text:p>Passive</text:p>
          </table:table-cell>
          <table:table-cell office:value-type="string">
            <text:p>Allies gain Rank cards on Guts &amp; Meditation checks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terpose</text:p>
          </table:table-cell>
          <table:table-cell office:value-type="string">
            <text:p>Def</text:p>
          </table:table-cell>
          <table:table-cell office:value-type="string">
            <text:p>♥</text:p>
          </table:table-cell>
          <table:table-cell office:value-type="string">
            <text:p>Active</text:p>
          </table:table-cell>
          <table:table-cell office:value-type="string">
            <text:p>May take the place of an ally in short range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ensity</text:p>
          </table:table-cell>
          <table:table-cell office:value-type="string">
            <text:p>Off</text:p>
          </table:table-cell>
          <table:table-cell office:value-type="string">
            <text:p>♥</text:p>
          </table:table-cell>
          <table:table-cell table:style-name="ce5" office:value-type="string">
            <text:p>Active</text:p>
          </table:table-cell>
          <table:table-cell office:value-type="string">
            <text:p>Current melee attack can't be parried &amp; ignores target's armor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ron Wall</text:p>
          </table:table-cell>
          <table:table-cell office:value-type="string">
            <text:p>Def</text:p>
          </table:table-cell>
          <table:table-cell office:value-type="string">
            <text:p>♣</text:p>
          </table:table-cell>
          <table:table-cell office:value-type="string">
            <text:p>Active</text:p>
          </table:table-cell>
          <table:table-cell office:value-type="string">
            <text:p>Gain Body in Armor for one turn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armic Shuffle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Active</text:p>
          </table:table-cell>
          <table:table-cell office:value-type="string">
            <text:p>All characters use <text:span text:style-name="T2">Luck</text:span><text:span text:style-name="T3"> for reflexive rolls for Rank turns.</text:span>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anded<text:span text:style-name="T1">†‡</text:span>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Gain property, which generates income. See pg. Xx</text:p>
          </table:table-cell>
          <table:table-cell table:style-name="ce7" office:value-type="string">
            <text:p>∞</text:p>
          </table:table-cell>
        </table:table-row>
        <table:table-row table:style-name="ro1">
          <table:table-cell office:value-type="string">
            <text:p>Large<text:span text:style-name="T1">†</text:span></text:p>
          </table:table-cell>
          <table:table-cell office:value-type="string">
            <text:p>Uti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May use any human-intended melee weapon with one hand.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st Stand</text:p>
          </table:table-cell>
          <table:table-cell office:value-type="string">
            <text:p>Off</text:p>
          </table:table-cell>
          <table:table-cell office:value-type="string">
            <text:p>♥</text:p>
          </table:table-cell>
          <table:table-cell office:value-type="string">
            <text:p>Passive</text:p>
          </table:table-cell>
          <table:table-cell office:value-type="string">
            <text:p>Character may make an immediate melee attack upon taxing max Wounds in Spirit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oyal</text:p>
          </table:table-cell>
          <table:table-cell office:value-type="string">
            <text:p>Fol</text:p>
          </table:table-cell>
          <table:table-cell office:value-type="string">
            <text:p>♥</text:p>
          </table:table-cell>
          <table:table-cell office:value-type="string">
            <text:p>Passive</text:p>
          </table:table-cell>
          <table:table-cell office:value-type="string">
            <text:p>+1 Top Card to Meditation/Guts Draws while with allies. NPCs do not flee/mutiny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stermind</text:p>
          </table:table-cell>
          <table:table-cell office:value-type="string">
            <text:p>Fol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May spend WCs on NPCs. PR of all NPCs + Rank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ental Fortitude</text:p>
          </table:table-cell>
          <table:table-cell office:value-type="string">
            <text:p>Def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May take additional Wounds to Mind equal to rank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nd Over Matter</text:p>
          </table:table-cell>
          <table:table-cell office:value-type="string">
            <text:p>Def</text:p>
          </table:table-cell>
          <table:table-cell office:value-type="string">
            <text:p>♠</text:p>
          </table:table-cell>
          <table:table-cell office:value-type="string">
            <text:p>Active</text:p>
          </table:table-cell>
          <table:table-cell office:value-type="string">
            <text:p>May redirect wounds to <text:span text:style-name="T1">♠</text:span> <text:span text:style-name="T1">from ♣ at rank 1, ♥ at rank 2, and ♦ at rank 3.</text:span>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ptimistic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This character draws Rank cards after failing an opposed draw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oint Blank</text:p>
          </table:table-cell>
          <table:table-cell office:value-type="string">
            <text:p>Off</text:p>
          </table:table-cell>
          <table:table-cell office:value-type="string">
            <text:p>♠</text:p>
          </table:table-cell>
          <table:table-cell office:value-type="string">
            <text:p>Active</text:p>
          </table:table-cell>
          <table:table-cell office:value-type="string">
            <text:p>Adds Mind x (1 + Rank) to a ranged attack vs. a target in short range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Quick-Witted</text:p>
          </table:table-cell>
          <table:table-cell office:value-type="string">
            <text:p>Uti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May use Mind to determine drawn cards each turn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solve</text:p>
          </table:table-cell>
          <table:table-cell office:value-type="string">
            <text:p>Def</text:p>
          </table:table-cell>
          <table:table-cell office:value-type="string">
            <text:p>♥</text:p>
          </table:table-cell>
          <table:table-cell office:value-type="string">
            <text:p>Passive</text:p>
          </table:table-cell>
          <table:table-cell office:value-type="string">
            <text:p>May take additional Wounds to Spirit equal to rank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ole Model</text:p>
          </table:table-cell>
          <table:table-cell office:value-type="string">
            <text:p>Fol</text:p>
          </table:table-cell>
          <table:table-cell office:value-type="string">
            <text:p>♥</text:p>
          </table:table-cell>
          <table:table-cell office:value-type="string">
            <text:p>Active</text:p>
          </table:table-cell>
          <table:table-cell office:value-type="string">
            <text:p>Allow an ally use of your rank in a chosen skill instead of their own for 1 scene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vage</text:p>
          </table:table-cell>
          <table:table-cell office:value-type="string">
            <text:p>Off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May make Rank successive attacks after a successful melee attack draw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econd Wind</text:p>
          </table:table-cell>
          <table:table-cell office:value-type="string">
            <text:p>Def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Once per scene, after sustaining max Wounds to Body, recover from one wound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rendipity</text:p>
          </table:table-cell>
          <table:table-cell office:value-type="string">
            <text:p>Def</text:p>
          </table:table-cell>
          <table:table-cell office:value-type="string">
            <text:p>♦</text:p>
          </table:table-cell>
          <table:table-cell office:value-type="string">
            <text:p>Active</text:p>
          </table:table-cell>
          <table:table-cell office:value-type="string">
            <text:p>Use Luck * (2 + Rank) on a defense draw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oul of Steel</text:p>
          </table:table-cell>
          <table:table-cell office:value-type="string">
            <text:p>Def</text:p>
          </table:table-cell>
          <table:table-cell office:value-type="string">
            <text:p>♥</text:p>
          </table:table-cell>
          <table:table-cell office:value-type="string">
            <text:p>Active</text:p>
          </table:table-cell>
          <table:table-cell office:value-type="string">
            <text:p>Sacrifice action to gain <text:span text:style-name="T1">♥</text:span> Rank in Armor for one turn. This Armor can't Break. Pg 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eedy</text:p>
          </table:table-cell>
          <table:table-cell office:value-type="string">
            <text:p>Uti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May play new Initiative card without using action. Init – Rank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ubborn</text:p>
          </table:table-cell>
          <table:table-cell office:value-type="string">
            <text:p>Def</text:p>
          </table:table-cell>
          <table:table-cell office:value-type="string">
            <text:p>♥</text:p>
          </table:table-cell>
          <table:table-cell table:style-name="ce5" office:value-type="string">
            <text:p>Active</text:p>
          </table:table-cell>
          <table:table-cell office:value-type="string">
            <text:p>Character cannot be KO'd for Rank turns. Once per session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tudy</text:p>
          </table:table-cell>
          <table:table-cell office:value-type="string">
            <text:p>Def</text:p>
          </table:table-cell>
          <table:table-cell office:value-type="string">
            <text:p>♠</text:p>
          </table:table-cell>
          <table:table-cell office:value-type="string">
            <text:p>Active</text:p>
          </table:table-cell>
          <table:table-cell office:value-type="string">
            <text:p>Increase physical defense draws by Mind * (2 + Rank) vs. specified opponent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uccessor</text:p>
          </table:table-cell>
          <table:table-cell office:value-type="string">
            <text:p>Fol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Gain 15 XP Loyal Follower. Takes over should this character eat it. See pg. 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nacity</text:p>
          </table:table-cell>
          <table:table-cell office:value-type="string">
            <text:p>Uti</text:p>
          </table:table-cell>
          <table:table-cell table:style-name="ce2" office:value-type="string">
            <text:p>♥</text:p>
          </table:table-cell>
          <table:table-cell office:value-type="string">
            <text:p>Passive</text:p>
          </table:table-cell>
          <table:table-cell office:value-type="string">
            <text:p>Draw rank cards upon taking damage to BP from another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hick Skin</text:p>
          </table:table-cell>
          <table:table-cell office:value-type="string">
            <text:p>Def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Grants Rank in Armor at beginning of each scene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oughness</text:p>
          </table:table-cell>
          <table:table-cell office:value-type="string">
            <text:p>Def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May take additional Wounds to Body equal to rank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Zeal</text:p>
          </table:table-cell>
          <table:table-cell office:value-type="string">
            <text:p>Off</text:p>
          </table:table-cell>
          <table:table-cell office:value-type="string">
            <text:p>♥</text:p>
          </table:table-cell>
          <table:table-cell office:value-type="string">
            <text:p>Active</text:p>
          </table:table-cell>
          <table:table-cell office:value-type="string">
            <text:p>Use Spirit * (2 + Rank) on a physical attack draw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etting-Specific Advantages</text:p>
          </table:table-cell>
          <table:table-cell table:number-columns-repeated="5"/>
        </table:table-row>
        <table:table-row table:style-name="ro1">
          <table:table-cell office:value-type="string">
            <text:p>Armor Plating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Add an Armor point to this character's armor for each rank of this Advantage.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rainbox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Character has a backup unit, which can be put in other Automatons. See Pg 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ilt-in Weaponry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Chosen one-handed weapon cannot be disarmed, does not require an action to reload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artmentalization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Limbs &amp; parts function even if detached. Repairs do not require Time Passes actions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truct</text:p>
          </table:table-cell>
          <table:table-cell office:value-type="string">
            <text:p>Uti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Immune to poisons, can't be targetted by magical abilities. Drawbacks, see pg. 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smanship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Once per rank per betting step, reveal &amp; discard a 6 or below. Play a top card instead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xotic Material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Increase a single trait by 1. Repair costs for this Trait are doubled. See pg. Xx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xtra Limb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Gain an extra arm. Actions using extra limbs subtract 1 card.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oble(Country)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Grants Advantages in home country. Carries responsibility. See pg. Xx</text:p>
          </table:table-cell>
          <table:table-cell table:style-name="ce7" office:value-type="string">
            <text:p>∞</text:p>
          </table:table-cell>
        </table:table-row>
        <table:table-row table:style-name="ro1">
          <table:table-cell office:value-type="string">
            <text:p>Propulsion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+Rank cards to Chase draws. Land speed is roughly 10 * Rank km/h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ellcaster</text:p>
          </table:table-cell>
          <table:table-cell office:value-type="string">
            <text:p>Uti</text:p>
          </table:table-cell>
          <table:table-cell office:value-type="string">
            <text:p>All</text:p>
          </table:table-cell>
          <table:table-cell office:value-type="string">
            <text:p>Passive</text:p>
          </table:table-cell>
          <table:table-cell office:value-type="string">
            <text:p>See Magic chapter, pg. 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orage Space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Allows the storage of a single hand-held item per rank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andardized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Half maintenance &amp; repair costs.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rrain Adaptation</text:p>
          </table:table-cell>
          <table:table-cell office:value-type="string">
            <text:p>Mod</text:p>
          </table:table-cell>
          <table:table-cell table:style-name="ce4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At rank 1, removes any penalties for chosen terrain. Rank 2 = +1 Top card in terrain.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ehicle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Grants a Vehicle with 10 XP for every rank in this advantage.</text:p>
          </table:table-cell>
          <table:table-cell office:value-type="float" office:value="10">
            <text:p>10</text:p>
          </table:table-cell>
        </table:table-row>
        <table:table-row table:style-name="ro1" table:number-rows-repeated="9">
          <table:table-cell table:number-columns-repeated="6"/>
        </table:table-row>
        <table:table-row table:style-name="ro1">
          <table:table-cell office:value-type="string">
            <text:p>* Additional ranks grant use of advantage with a different weapon</text:p>
          </table:table-cell>
          <table:table-cell table:number-columns-repeated="5"/>
        </table:table-row>
        <table:table-row table:style-name="ro1">
          <table:table-cell table:style-name="ce1" office:value-type="string">
            <text:p>† May only be purchased using XP at character creation.</text:p>
          </table:table-cell>
          <table:table-cell table:number-columns-repeated="5"/>
        </table:table-row>
        <table:table-row table:style-name="ro1">
          <table:table-cell office:value-type="string">
            <text:p>‡ May be purchased with funds or ranks of Capital. See individual page.</text:p>
          </table:table-cell>
          <table:table-cell table:number-columns-repeated="5"/>
        </table:table-row>
        <table:table-row table:style-name="ro1">
          <table:table-cell office:value-type="string">
            <text:p>§ “Joker”-suit advantages, generally limited to Constructs &amp; vehicles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4">03/04/2013</text:date>, <text:time>23:1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7T10:46:59</meta:creation-date>
    <dc:date>2013-03-04T23:19:37</dc:date>
    <meta:editing-duration>P1DT11H49M3S</meta:editing-duration>
    <meta:editing-cycles>18</meta:editing-cycles>
    <meta:generator>LibreOffice/3.4$Linux LibreOffice_project/340m1$Build-402</meta:generator>
    <meta:document-statistic meta:table-count="1" meta:cell-count="468" meta:object-count="0"/>
  </office:meta>
</office:document-meta>
</file>